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fo:color="#800000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 style:list-style-name="L2">
      <style:text-properties style:text-underline-style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tro Français :</text:p>
      <text:p text:style-name="Standard"/>
      <text:p text:style-name="Standard">Épreuve = 4h, coef 2</text:p>
      <text:list xml:id="list8153882196441467635" text:style-name="L1">
        <text:list-item>
          <text:p text:style-name="P1">Synthèse de document (résumer de plusieurs documents)</text:p>
        </text:list-item>
      </text:list>
      <text:p text:style-name="Standard"><text:tab/>roman, poésie, théâtre, essai, document iconographique</text:p>
      <text:p text:style-name="Standard"><text:tab/>prend à peu près une feuille double et est noté sur 40</text:p>
      <text:p text:style-name="Standard"><text:tab/>2h45</text:p>
      <text:p text:style-name="Standard"/>
      <text:list xml:id="list62603062" text:continue-numbering="true" text:style-name="L1">
        <text:list-item>
          <text:p text:style-name="P1">Écriture personnelle, dissertation</text:p>
        </text:list-item>
      </text:list>
      <text:p text:style-name="Standard"><text:tab/>Intro, développement en 2 parties, une conclusion</text:p>
      <text:p text:style-name="Standard"><text:tab/>Utiliser des références culturelles : films, romans, essais...</text:p>
      <text:p text:style-name="Standard"><text:tab/>Noté sur 20</text:p>
      <text:p text:style-name="Standard"><text:tab/>1h15</text:p>
      <text:p text:style-name="Standard"/>
      <text:p text:style-name="P2">Programme :</text:p>
      <text:p text:style-name="P4"><text:tab/>1 Thème par année</text:p>
      <text:p text:style-name="P4"/>
      <text:list xml:id="list2675219459655103101" text:style-name="L2">
        <text:list-item>
          <text:list>
            <text:list-item>
              <text:p text:style-name="P5">1ère année : « Dans ma maison »</text:p>
            </text:list-item>
            <text:list-item>
              <text:p text:style-name="P5">2ème année : Pas encore connu</text:p>
            </text:list-item>
          </text:list>
        </text:list-item>
      </text:list>
      <text:p text:style-name="P4"/>
      <text:p text:style-name="P4"><text:tab/>1ère année → dissertation, « Dans ma maison », vocabulaire, orthographe</text:p>
      <text:p text:style-name="P4"><text:tab/>2ème année → synthèse de document, « thème 2ème année », vocabulaire</text:p>
      <text:p text:style-name="P4"/>
      <text:p text:style-name="P4"/>
      <text:p text:style-name="P4"/>
      <text:p text:style-name="P4">Baron Hausmann XIXème siècle sous Napoléon III, voulait moderniser Paris</text:p>
      <text:p text:style-name="P4">Immeuble de rapport = acheter pour relouer</text:p>
      <text:p text:style-name="P4">loft = anciens locaux industriels reconverti</text:p>
      <text:p text:style-name="P4">domotique = science de l'automatisme</text:p>
      <text:p text:style-name="P4">folie = maison que faisaient construire les aristocrates ou bourgeois</text:p>
      <text:p text:style-name="P4">chaumière = maison qui a un toit de chaume</text:p>
      <text:p text:style-name="P4">ermitage = lieu isolé</text:p>
      <text:p text:style-name="P4">boudoir = petit salon</text:p>
      <text:p text:style-name="P4">galetas, soupente = sous les toits</text:p>
      <text:p text:style-name="P4">pénates, lares = chez soi</text:p>
      <text:p text:style-name="P4">feng shui = art d'agencer la maison selon la circulation des énergies (chinois)</text:p>
      <text:p text:style-name="P4">promiscuité = être nombreux dans un petit espace</text:p>
      <text:p text:style-name="P4">servitudes = droit de passage du voisin</text:p>
      <text:p text:style-name="P4">utopie = idéal parfait</text:p>
      <text:p text:style-name="P4">phalanstère = organisation</text:p>
      <text:p text:style-name="P4">gynécée = harem = maison de femmes, lieu des femmes</text:p>
      <text:p text:style-name="P4">misanthrope = aime pas les hommes</text:p>
      <text:p text:style-name="P4">philanthrope = aime les homme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dan </meta:initial-creator>
    <meta:creation-date>2021-10-21T13:05:10</meta:creation-date>
    <meta:document-statistic meta:table-count="0" meta:image-count="0" meta:object-count="0" meta:page-count="1" meta:paragraph-count="35" meta:word-count="225" meta:character-count="1337"/>
    <dc:date>2021-10-21T14:11:27</dc:date>
    <dc:creator>Jordan </dc:creator>
    <meta:editing-duration>PT5M37S</meta:editing-duration>
    <meta:editing-cycles>1</meta:editing-cycles>
    <meta:generator>OpenOffice/4.1.7$Unix OpenOffice.org_project/417m1$Build-9800</meta:generator>
  </office:meta>
</office:document-meta>
</file>